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o stretchy="false">λ</mo>
      <mrow>
        <mrow>
          <mo stretchy="false">(</mo>
          <mi>t</mi>
          <mo stretchy="false">)</mo>
        </mrow>
        <mo stretchy="false">=</mo>
        <mrow>
          <mfrac>
            <mo stretchy="false">β</mo>
            <mo stretchy="false">η</mo>
          </mfrac>
          <mo stretchy="false">⋅</mo>
          <msup>
            <mrow>
              <mo stretchy="false">[</mo>
              <mfrac>
                <mrow>
                  <mi>t</mi>
                  <mo stretchy="false">−</mo>
                  <mo stretchy="false">γ</mo>
                </mrow>
                <mo stretchy="false">η</mo>
              </mfrac>
              <mo stretchy="false">]</mo>
            </mrow>
            <mrow>
              <mo stretchy="false">β</mo>
              <mo stretchy="false">−</mo>
              <mn>1</mn>
            </mrow>
          </msup>
        </mrow>
      </mrow>
    </mrow>
    <annotation encoding="StarMath 5.0">%lambda(t)={{%beta} over {%eta}} cdot {[{t-%gamma} over {%eta} ]^{%beta-1}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</office:meta>
</office:document-meta>
</file>